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fr" fo:country="FR" fo:font-weight="bold" officeooo:rsid="0015108a" officeooo:paragraph-rsid="0015108a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language="fr" fo:country="FR" officeooo:rsid="0015108a" officeooo:paragraph-rsid="0015108a"/>
    </style:style>
    <style:style style:name="P3" style:family="paragraph" style:parent-style-name="Standard">
      <style:text-properties style:font-name="arial" fo:language="fr" fo:country="FR" officeooo:rsid="0015108a" officeooo:paragraph-rsid="00182a97"/>
    </style:style>
    <style:style style:name="P4" style:family="paragraph" style:parent-style-name="Standard">
      <style:text-properties style:font-name="arial" fo:language="fr" fo:country="FR" fo:font-weight="bold" officeooo:rsid="0015108a" officeooo:paragraph-rsid="0015108a" style:font-weight-asian="bold" style:font-weight-complex="bold"/>
    </style:style>
    <style:style style:name="P5" style:family="paragraph" style:parent-style-name="Standard">
      <style:text-properties officeooo:paragraph-rsid="00182a97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5108a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fr" fo:country="FR" officeooo:rsid="0015108a" officeooo:paragraph-rsid="00182a97"/>
    </style:style>
    <style:style style:name="P8" style:family="paragraph" style:parent-style-name="Table_20_Contents">
      <style:text-properties style:font-name="arial" fo:language="fr" fo:country="FR" officeooo:rsid="0015108a" officeooo:paragraph-rsid="0015108a"/>
    </style:style>
    <style:style style:name="P9" style:family="paragraph" style:parent-style-name="Table_20_Contents">
      <style:text-properties style:font-name="arial" fo:language="fr" fo:country="FR" officeooo:rsid="0015108a" officeooo:paragraph-rsid="00182a97"/>
    </style:style>
    <style:style style:name="P10" style:family="paragraph" style:parent-style-name="Table_20_Contents">
      <style:text-properties style:font-name="arial" fo:language="fr" fo:country="FR" officeooo:rsid="00164002" officeooo:paragraph-rsid="00164002"/>
    </style:style>
    <style:style style:name="P11" style:family="paragraph" style:parent-style-name="Table_20_Contents">
      <style:text-properties style:font-name="arial" fo:language="fr" fo:country="FR" officeooo:rsid="00164002" officeooo:paragraph-rsid="00182a97"/>
    </style:style>
    <style:style style:name="P12" style:family="paragraph" style:parent-style-name="Table_20_Contents">
      <style:text-properties fo:color="#c9211e" style:font-name="arial" fo:language="fr" fo:country="FR" fo:font-weight="bold" officeooo:rsid="00164002" officeooo:paragraph-rsid="00164002" style:font-weight-asian="bold" style:font-weight-complex="bold"/>
    </style:style>
    <style:style style:name="P13" style:family="paragraph" style:parent-style-name="Table_20_Contents">
      <style:text-properties fo:color="#c9211e" style:font-name="arial" fo:language="fr" fo:country="FR" fo:font-weight="bold" officeooo:rsid="00164002" officeooo:paragraph-rsid="00182a97" style:font-weight-asian="bold" style:font-weight-complex="bold"/>
    </style:style>
    <style:style style:name="P14" style:family="paragraph" style:parent-style-name="Table_20_Contents">
      <style:text-properties fo:color="#3465a4" style:font-name="arial" fo:language="fr" fo:country="FR" fo:font-weight="bold" officeooo:rsid="00164002" officeooo:paragraph-rsid="00164002" style:font-weight-asian="bold" style:font-weight-complex="bold"/>
    </style:style>
    <style:style style:name="P15" style:family="paragraph" style:parent-style-name="Table_20_Contents">
      <style:text-properties officeooo:paragraph-rsid="00182a97"/>
    </style:style>
    <style:style style:name="P16" style:family="paragraph" style:parent-style-name="Table_20_Contents">
      <style:text-properties officeooo:paragraph-rsid="0015108a"/>
    </style:style>
    <style:style style:name="T1" style:family="text">
      <style:text-properties officeooo:rsid="00182a97"/>
    </style:style>
    <style:style style:name="T2" style:family="text">
      <style:text-properties style:font-name="arial" fo:language="fr" fo:country="FR" fo:font-weight="bold" officeooo:rsid="00182a97" style:font-weight-asian="bold" style:font-weight-complex="bold"/>
    </style:style>
    <style:style style:name="T3" style:family="text">
      <style:text-properties style:font-name="arial" fo:language="fr" fo:country="FR" fo:font-weight="bold" officeooo:rsid="0015108a" style:font-weight-asian="bold" style:font-weight-complex="bold"/>
    </style:style>
    <style:style style:name="T4" style:family="text">
      <style:text-properties fo:color="#3465a4" style:font-name="arial" fo:language="fr" fo:country="FR" fo:font-weight="bold" officeooo:rsid="00164002" style:font-weight-asian="bold" style:font-weight-complex="bold"/>
    </style:style>
    <style:style style:name="T5" style:family="text">
      <style:text-properties fo:color="#3465a4" style:font-name="arial" fo:language="fr" fo:country="FR" fo:font-weight="bold" officeooo:rsid="00182a97" style:font-weight-asian="bold" style:font-weight-complex="bold"/>
    </style:style>
    <style:style style:name="T6" style:family="text">
      <style:text-properties fo:color="#3465a4" style:font-name="arial" fo:language="fr" fo:country="FR" fo:font-weight="bold" officeooo:rsid="0015108a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ED LIST</text:p>
      <text:p text:style-name="P2"/>
      <text:p text:style-name="P2"/>
      <text:p text:style-name="P4">AJOUT LISTE VIDE</text:p>
      <text:p text:style-name="P2"><text:s text:c="2"/></text:p>
      <text:p text:style-name="P2"/>
      <table:table table:name="Table1" table:style-name="Table1">
        <table:table-column table:style-name="Table1.A" table:number-columns-repeated="2"/>
        <table:table-row table:style-name="TableLine94245112202288">
          <table:table-cell table:style-name="Table1.A1" office:value-type="string">
            <text:p text:style-name="P6">MAIN</text:p>
          </table:table-cell>
          <table:table-cell table:style-name="Table1.A1" office:value-type="string">
            <text:p text:style-name="P6">FUCTION</text:p>
          </table:table-cell>
        </table:table-row>
        <table:table-row table:style-name="TableLine94245112202288">
          <table:table-cell table:style-name="Table1.A1" office:value-type="string">
            <text:p text:style-name="P16"><text:span text:style-name="T6">t_list *myList = </text:span><text:span text:style-name="T5">createE</text:span><text:span text:style-name="T6">mptyList();</text:span></text:p>
            <text:p text:style-name="P8"/>
            <text:p text:style-name="P8">free(myList);</text:p>
            <text:p text:style-name="P8"/>
            <text:p text:style-name="P8">ou</text:p>
            <text:p text:style-name="P8"/>
            <text:p text:style-name="P8">freeList();</text:p>
          </table:table-cell>
          <table:table-cell table:style-name="Table1.A1" office:value-type="string">
            <text:p text:style-name="P12">NULL et MALLOC sont dans &lt;stdlib.h&gt;</text:p>
            <text:p text:style-name="P10"/>
            <text:p text:style-name="P14">void *<text:span text:style-name="T1">createE</text:span>mptyList()</text:p>
            <text:p text:style-name="P10">{</text:p>
            <text:p text:style-name="P10"><text:s text:c="4"/>return NULL;</text:p>
            <text:p text:style-name="P10">}</text:p>
            <text:p text:style-name="P10"/>
          </table:table-cell>
        </table:table-row>
      </table:table>
      <text:p text:style-name="P2"/>
      <text:p text:style-name="P2"/>
      <text:p text:style-name="P5"><text:span text:style-name="T2">TEST</text:span><text:span text:style-name="T3"> LISTE VIDE</text:span></text:p>
      <text:p text:style-name="P3"><text:s text:c="2"/></text:p>
      <table:table table:name="Table2" table:style-name="Table2">
        <table:table-column table:style-name="Table2.A" table:number-columns-repeated="2"/>
        <table:table-row table:style-name="TableLine94245117984512">
          <table:table-cell table:style-name="Table2.A1" office:value-type="string">
            <text:p text:style-name="P7">MAIN</text:p>
          </table:table-cell>
          <table:table-cell table:style-name="Table2.A1" office:value-type="string">
            <text:p text:style-name="P7">FUCTION</text:p>
          </table:table-cell>
        </table:table-row>
        <table:table-row table:style-name="TableLine94245117984512">
          <table:table-cell table:style-name="Table2.A1" office:value-type="string">
            <text:p text:style-name="P15"><text:span text:style-name="T5">Int a </text:span><text:span text:style-name="T6">= </text:span><text:span text:style-name="T5">isE</text:span><text:span text:style-name="T6">mptyList();</text:span></text:p>
            <text:p text:style-name="P9"/>
            <text:p text:style-name="P9">free(myList);</text:p>
            <text:p text:style-name="P9"/>
            <text:p text:style-name="P9">ou</text:p>
            <text:p text:style-name="P9"/>
            <text:p text:style-name="P9">freeList();</text:p>
          </table:table-cell>
          <table:table-cell table:style-name="Table2.A1" office:value-type="string">
            <text:p text:style-name="P13">NULL et MALLOC sont dans &lt;stdlib.h&gt;</text:p>
            <text:p text:style-name="P11">return <text:span text:style-name="T1">un entier (mettre int en tete de fonction) 0 liste vide, 1 liste non vide</text:span></text:p>
            <text:p text:style-name="P11"/>
            <text:p text:style-name="P15"><text:span text:style-name="T5">int</text:span><text:span text:style-name="T4"> *</text:span><text:span text:style-name="T5">isE</text:span><text:span text:style-name="T4">mptyList(</text:span><text:span text:style-name="T5">t_list * lst</text:span><text:span text:style-name="T4">)</text:span></text:p>
            <text:p text:style-name="P11">{</text:p>
            <text:p text:style-name="P11"><text:s text:c="4"/>return <text:span text:style-name="T1">L ==</text:span> NULL;</text:p>
            <text:p text:style-name="P11">}</text:p>
            <text:p text:style-name="P11"/>
          </table:table-cell>
        </table:table-row>
      </table:table>
      <text:p text:style-name="P3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6T09:37:33.640771712</meta:creation-date>
    <dc:date>2023-01-16T09:54:48.130925092</dc:date>
    <meta:editing-duration>PT17M14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1" meta:paragraph-count="28" meta:word-count="70" meta:character-count="421" meta:non-whitespace-character-count="365"/>
  </office:meta>
</office:document-meta>
</file>